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191ca" officeooo:paragraph-rsid="000191ca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508e2" officeooo:paragraph-rsid="000508e2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ae078" officeooo:paragraph-rsid="000ae078"/>
    </style:style>
    <style:style style:name="P4" style:family="paragraph" style:parent-style-name="Standard">
      <style:paragraph-properties fo:text-align="justify" style:justify-single-word="false"/>
      <style:text-properties officeooo:rsid="000ae078" officeooo:paragraph-rsid="000ae078"/>
    </style:style>
    <style:style style:name="T1" style:family="text">
      <style:text-properties officeooo:rsid="000388c6"/>
    </style:style>
    <style:style style:name="T2" style:family="text">
      <style:text-properties officeooo:rsid="0006db35"/>
    </style:style>
    <style:style style:name="T3" style:family="text">
      <style:text-properties officeooo:rsid="00081fea"/>
    </style:style>
    <style:style style:name="T4" style:family="text">
      <style:text-properties officeooo:rsid="000b9563"/>
    </style:style>
    <style:style style:name="T5" style:family="text">
      <style:text-properties officeooo:rsid="000cbc3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67317041" text:style-name="L1">
        <text:list-item>
          <text:p text:style-name="P1">Executar o programa que gera a população “<text:span text:style-name="T1">n_to_n_</text:span>population_generator.py”.</text:p>
        </text:list-item>
        <text:list-item>
          <text:p text:style-name="P1">Executa com várias configurações diferentes (horários, locais).</text:p>
        </text:list-item>
        <text:list-item>
          <text:p text:style-name="P1">Roda os arquivos de população no MATSim.</text:p>
        </text:list-item>
        <text:list-item>
          <text:p text:style-name="P2">O MATSim gera uma pasta para cada arquivo desse.</text:p>
        </text:list-item>
        <text:list-item>
          <text:p text:style-name="P2"><text:span text:style-name="T5">Entra nessa pasta gerada pelo MATSim, p</text:span>ega o arquivo “output_trips.csv”, leva para uma pasta junto com o script “<text:span text:style-name="T2">dados_estatisticos_rota.py</text:span>” <text:span text:style-name="T3">e executa esse script.</text:span></text:p>
        </text:list-item>
        <text:list-item>
          <text:p text:style-name="P3">Depois de rodar o script acima, pode executar os scripts “formula_allen_et_al.py” <text:span text:style-name="T4">e </text:span>“formula_lilian_jessica.py”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9:30:25.948628981</meta:creation-date>
    <dc:date>2022-12-21T22:30:32.150421437</dc:date>
    <meta:editing-duration>PT7H19M2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6" meta:word-count="73" meta:character-count="512" meta:non-whitespace-character-count="451"/>
  </office:meta>
</office:document-meta>
</file>